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3FC40F43EE9758DBA17.png" manifest:media-type="image/png"/>
  <manifest:file-entry manifest:full-path="Pictures/1000000000000780000003FC01EA2DA44FA8BF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1" text:anchor-type="char" svg:width="6.6929in" svg:height="3.5555in" draw:z-index="0"><draw:image xlink:href="Pictures/1000000000000780000003FC40F43EE9758DBA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0693in" svg:y="-0.4626in" svg:width="6.6929in" svg:height="3.5555in" draw:z-index="1"><draw:image xlink:href="Pictures/1000000000000780000003FC01EA2DA44FA8BFFC.png" xlink:type="simple" xlink:show="embed" xlink:actuate="onLoad" draw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25T20:38:04.878000000</dc:date>
    <meta:editing-duration>PT7M9S</meta:editing-duration>
    <meta:editing-cycles>6</meta:editing-cycles>
    <meta:document-statistic meta:table-count="0" meta:image-count="2" meta:object-count="0" meta:page-count="2" meta:paragraph-count="0" meta:word-count="0" meta:character-count="0" meta:non-whitespace-character-count="0"/>
  </office:meta>
</office:document-meta>
</file>